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language="cs" fo:country="CZ"/>
    </style:style>
    <style:style style:family="text" style:name="T2" style:display-name="T2">
      <style:text-properties fo:language="en" fo:country="US"/>
    </style:style>
    <style:style style:family="text" style:name="T3" style:display-name="T3">
      <style:text-properties fo:color="#000000" style:font-name="Times New Roman" fo:font-size="12pt" fo:language="en" fo:country="US" fo:font-weight="normal"/>
    </style:style>
    <style:style style:family="text" style:name="T4" style:display-name="T4">
      <style:text-properties fo:color="#000000" style:font-name="Times New Roman" fo:font-size="12pt" fo:language="cs" fo:country="CZ" fo:font-weight="normal"/>
    </style:style>
    <style:style style:family="text" style:name="T5" style:display-name="T5">
      <style:text-properties fo:color="#000000" style:font-name="Times New Roman" fo:font-size="12pt" fo:language="cs" fo:country="CZ" fo:font-style="italic" fo:font-weight="normal"/>
    </style:style>
    <style:style style:family="text" style:name="T6" style:display-name="T6">
      <style:text-properties style:font-name="Times New Roman" fo:font-size="12pt" fo:language="cs" fo:country="CZ" fo:font-weight="normal"/>
    </style:style>
    <style:style style:family="paragraph" style:name="P10" style:display-name="P10" style:parent-style-name="Normal">
      <style:paragraph-properties fo:text-align="left" fo:break-before="page" style:writing-mode="lr"/>
    </style:style>
    <style:style style:family="paragraph" style:name="P11" style:display-name="P11" style:parent-style-name="Normal">
      <style:paragraph-properties fo:text-align="left" fo:text-indent="0.0000in" fo:line-height="100%" fo:margin-left="0.0000in" fo:margin-right="0.0000in" fo:margin-top="0.0000in" fo:margin-bottom="0.0000in" style:writing-mode="lr"/>
    </style:style>
    <style:style style:family="paragraph" style:name="P12" style:display-name="P12" style:parent-style-name="Normal">
      <style:paragraph-properties fo:text-align="center" style:writing-mode="lr"/>
      <style:text-properties style:font-name="Liberation Sans" fo:font-size="12pt" fo:font-weight="normal"/>
    </style:style>
    <style:style style:family="paragraph" style:name="P13" style:display-name="P13" style:parent-style-name="Normal">
      <style:paragraph-properties fo:text-align="left" fo:text-indent="0.0000in" fo:line-height="100%" fo:margin-left="0.0000in" fo:margin-right="0.0000in" fo:margin-top="0.0000in" fo:margin-bottom="0.0000in" style:writing-mode="lr">
        <style:tab-stops>
          <style:tab-stop style:type="center" style:position="4.522917in"/>
        </style:tab-stops>
      </style:paragraph-properties>
      <style:text-properties style:font-name="Times New Roman" fo:font-size="12pt" fo:language="cs" fo:country="CZ" fo:font-weight="normal"/>
    </style:style>
    <style:style style:family="paragraph" style:name="P1" style:display-name="P1" style:parent-style-name="Normal">
      <style:paragraph-properties fo:text-align="justify"/>
    </style:style>
    <style:style style:family="paragraph" style:name="P2" style:display-name="P2" style:parent-style-name="Normal">
      <style:paragraph-properties fo:text-align="justify"/>
      <style:text-properties fo:language="cs" fo:country="CZ"/>
    </style:style>
    <style:style style:family="paragraph" style:name="P3" style:display-name="P3">
      <style:paragraph-properties fo:text-align="justify"/>
    </style:style>
    <style:style style:family="paragraph" style:name="P4" style:display-name="P4" style:parent-style-name="Normal">
      <style:paragraph-properties fo:text-align="left" fo:break-before="page"/>
    </style:style>
    <style:style style:family="paragraph" style:name="P5" style:display-name="P5" style:parent-style-name="Normal">
      <style:paragraph-properties fo:text-align="left"/>
    </style:style>
    <style:style style:family="paragraph" style:name="P6" style:display-name="P6" style:parent-style-name="Normal">
      <style:paragraph-properties fo:text-align="center"/>
    </style:style>
    <style:style style:family="paragraph" style:name="P7" style:display-name="P7" style:parent-style-name="Normal">
      <style:paragraph-properties fo:text-align="justify" style:writing-mode="lr"/>
    </style:style>
    <style:style style:family="paragraph" style:name="P8" style:display-name="P8" style:parent-style-name="Normal">
      <style:paragraph-properties fo:text-align="left" style:writing-mode="lr"/>
    </style:style>
    <style:style style:family="paragraph" style:name="P9" style:display-name="P9" style:parent-style-name="Normal">
      <style:paragraph-properties fo:text-align="left" style:writing-mode="lr">
        <style:tab-stops>
          <style:tab-stop style:type="center" style:position="4.522917in"/>
        </style:tab-stops>
      </style:paragraph-properties>
    </style:style>
    <style:style style:family="paragraph" style:name="P14" style:display-name="P14">
      <style:paragraph-properties fo:text-align="left" fo:text-indent="0.0000in" fo:line-height="100%" fo:margin-left="0.0000in" fo:margin-right="0.0000in" fo:margin-top="0.0000in" fo:margin-bottom="0.0000in" style:writing-mode="lr"/>
    </style:style>
    <style:style style:family="paragraph" style:name="P15" style:display-name="P15">
      <style:paragraph-properties fo:text-align="left"/>
    </style:style>
    <style:style style:family="section" style:name="Sect1" style:display-name="Sect1"/>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Heading-1">ABSTRAKT</text:p>
        <text:p text:style-name="P1"><text:span text:style-name="T1">Tato práce se zabývá aplikací rozšířené reality v oblasti navigačních zařízení. Popisuje možnosti zpracování videa za účelem projekce virtuální scény pomocí dat získaných satelitním a inerciálním navigačním sybsystémem. Práce klade důraz na využití moderních hardwarových prostředků pro zpracování videa v mikroprocesorech pomocí grafických akcelerátorů. Součástí je návrh aplikace a realizace prototypu.</text:span></text:p>
        <text:p text:style-name="Heading-1">KLÍČOVÁ SLOVA</text:p>
        <text:p text:style-name="P2"><text:span text:style-name="T1">Rozšířená realita, sastelitní navigace, ﻿inerciální měřící jednotka</text:span></text:p>
        <text:p text:style-name="Normal"/>
        <text:p text:style-name="Normal"/>
        <text:p text:style-name="Normal"/>
        <text:p text:style-name="Normal"/>
        <text:p text:style-name="Normal"/>
        <text:p text:style-name="Normal"/>
        <text:p text:style-name="Normal"/>
        <text:p text:style-name="Normal"/>
        <text:p text:style-name="Heading-1"><text:span text:style-name="T2">ABSTRACT</text:span></text:p>
        <text:p text:style-name="P1">This work deals with <text:span text:style-name="T3">application of </text:span>augmented reality in navigation devices. It describes possibilities of video processing, rendering a virtual scene by using data measured by satellite and inertial navigation subsystems. Special care is taken into account for use of modern graphic accelerator hardware available in microprocessors. Design of the application is supplemented with prototype realization.</text:p>
        <text:p text:style-name="Heading-1"><text:span text:style-name="T2">KEYWORDS</text:span></text:p>
        <text:p text:style-name="P1"><text:span text:style-name="T2">Augmented reality, satellite navigation, inertial measurement unit</text:span></text:p>
        <text:p/>
        <text:p/>
        <text:p/>
        <text:p/>
        <text:p/>
        <text:p/>
        <text:p/>
        <text:p/>
        <text:p/>
        <text:p/>
        <text:p/>
        <text:p/>
        <text:p/>
        <text:p/>
        <text:p text:style-name="P3"><text:span text:style-name="T4">﻿JAROŠ, M. </text:span><text:span text:style-name="T5">Augmented reality applications in embedded navigation devices.</text:span><text:span text:style-name="T4"> Brno: Vysoké učení technické v Brně, Fakulta elektrotechniky a komunikačních technologií, 2014. XY s. Vedoucí semestrální práce doc. Ing. Tomáš Frýza, Ph.D..</text:span></text:p>
        <text:p text:style-name="P4"/>
        <text:p text:style-name="P5"/>
        <text:p text:style-name="P5"/>
        <text:p text:style-name="P5"/>
        <text:p text:style-name="P5"/>
        <text:p text:style-name="P5"/>
        <text:p text:style-name="P5"/>
        <text:p text:style-name="P6"><text:span text:style-name="T1">PROHLÁŠENÍ</text:span></text:p>
        <text:p text:style-name="P5"/>
        <text:p text:style-name="P7"><text:span text:style-name="T1">Prohlašuji, že svou </text:span><text:span text:style-name="T1">semestrální</text:span><text:span text:style-name="T1"> práci na téma „</text:span>﻿Augmented reality applications in embedded navigation devices<text:span text:style-name="T1">“ jsem vypracoval samostatně pod vedením vedoucího </text:span><text:span text:style-name="T4">semestrální</text:span><text:span text:style-name="T1"> práce a s použitím odborné literatury a dalších informačních zdrojů, které jsou všechny citovány v práci a uvedeny v seznamu literatury na konci práce. Jako autor uvedené </text:span><text:span text:style-name="T4">semestrální</text:span><text:span text:style-name="T1"> práce dále prohlašuji, že v souvislosti s vytvořením této </text:span><text:span text:style-name="T4">semestrální</text:span><text:span text:style-name="T1"> práce jsem neporušil autorská práva třetích osob, zejména jsem nezasáhl nedovoleným způsobem do cizích autorských práv osobnostních a/nebo majetkových a jsem si plně vědom následků porušení ustanovení S 11 a následujících autorského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span></text:p>
        <text:p text:style-name="P8"/>
        <text:p text:style-name="P8"/>
        <text:p text:style-name="P9"><text:span text:style-name="T1">Brno <text:s text:c="2"/>...............<text:tab/>.................................</text:span></text:p>
        <text:p text:style-name="P9"><text:span text:style-name="T1"><text:tab/>(podpis autora)</text:span></text:p>
        <text:p text:style-name="P8"/>
        <text:p/>
        <text:p/>
        <text:p/>
        <text:p text:style-name="P10"/>
        <text:p text:style-name="P11"/>
        <text:p text:style-name="P11"/>
        <text:p text:style-name="P11"/>
        <text:p text:style-name="P11"/>
        <text:p text:style-name="P11"/>
        <text:p text:style-name="P12">PODĚKOVÁNÍ</text:p>
        <text:p text:style-name="P8"/>
        <text:p text:style-name="P8"><text:span text:style-name="T1">Rád bych poděkoval vedoucímu diplomové práce panu doc. Ing. Tomáši Frýzovi, Ph.D. za odborné vedení, konzultace, trpělivost a podnětné návrhy k práci.</text:span></text:p>
        <text:p text:style-name="P8"/>
        <text:p text:style-name="P8"/>
        <text:p text:style-name="P13"><text:span text:style-name="T6">Brno <text:s text:c="2"/>...............<text:tab/>.................................</text:span></text:p>
        <text:p text:style-name="P13"><text:span text:style-name="T6"><text:tab/>(podpis autora)</text:span></text:p>
        <text:p text:style-name="P14"/>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Times New Roman" svg:font-family="Times New Roman"/>
  </office:font-face-decls>
  <office:styles>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Heading-1" style:display-name="Heading 1" style:parent-style-name="Normal" style:next-style-name="Normal">
      <style:paragraph-properties fo:margin-top="22pt" fo:margin-bottom="3pt"/>
      <style:text-properties style:font-name="Liberation Sans" fo:font-size="17pt" fo:font-weight="bold"/>
    </style:style>
  </office:styles>
  <office:automatic-styles>
    <style:page-layout style:name="Standard">
      <style:page-layout-properties fo:page-width="8.500000in" fo:page-height="11.000000in"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Martin Jaros</dc:creator>
  </office:meta>
</office:document-meta>
</file>